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79cm"/>
    </style:style>
    <style:style style:name="co4" style:family="table-column">
      <style:table-column-properties fo:break-before="auto" style:column-width="2.168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float" office:value="0.000391368">
            <text:p>0,000391368</text:p>
          </table:table-cell>
          <table:table-cell office:value-type="float" office:value="0.611111">
            <text:p>0,611111</text:p>
          </table:table-cell>
          <table:table-cell office:value-type="float" office:value="0.283465">
            <text:p>0,283465</text:p>
          </table:table-cell>
          <table:table-cell office:value-type="float" office:value="-0.116795">
            <text:p>-0,116795</text:p>
          </table:table-cell>
          <table:table-cell office:value-type="float" office:value="2.45067">
            <text:p>2,45067</text:p>
          </table:table-cell>
          <table:table-cell office:value-type="float" office:value="0.00226412">
            <text:p>0,00226412</text:p>
          </table:table-cell>
          <table:table-cell office:value-type="float" office:value="0.226562">
            <text:p>0,226562</text:p>
          </table:table-cell>
          <table:table-cell office:value-type="float" office:value="0.0163422">
            <text:p>0,0163422</text:p>
          </table:table-cell>
          <table:table-cell office:value-type="float" office:value="0.0251727">
            <text:p>0,0251727</text:p>
          </table:table-cell>
          <table:table-cell office:value-type="float" office:value="0.988261">
            <text:p>0,988261</text:p>
          </table:table-cell>
          <table:table-cell office:value-type="float" office:value="0.254655">
            <text:p>0,254655</text:p>
          </table:table-cell>
          <table:table-cell office:value-type="float" office:value="2.11016">
            <text:p>2,11016</text:p>
          </table:table-cell>
        </table:table-row>
        <table:table-row table:style-name="ro1">
          <table:table-cell office:value-type="float" office:value="0.00070443">
            <text:p>0,00070443</text:p>
          </table:table-cell>
          <table:table-cell office:value-type="float" office:value="1.59459">
            <text:p>1,59459</text:p>
          </table:table-cell>
          <table:table-cell office:value-type="float" office:value="0.464567">
            <text:p>0,464567</text:p>
          </table:table-cell>
          <table:table-cell office:value-type="float" office:value="-0.0291302">
            <text:p>-0,0291302</text:p>
          </table:table-cell>
          <table:table-cell office:value-type="float" office:value="0.805081">
            <text:p>0,805081</text:p>
          </table:table-cell>
          <table:table-cell office:value-type="float" office:value="0.00305492">
            <text:p>0,00305492</text:p>
          </table:table-cell>
          <table:table-cell office:value-type="float" office:value="0.375">
            <text:p>0,375</text:p>
          </table:table-cell>
          <table:table-cell office:value-type="float" office:value="0.0234631">
            <text:p>0,0234631</text:p>
          </table:table-cell>
          <table:table-cell office:value-type="float" office:value="0.0185537">
            <text:p>0,0185537</text:p>
          </table:table-cell>
          <table:table-cell office:value-type="float" office:value="0.659077">
            <text:p>0,659077</text:p>
          </table:table-cell>
          <table:table-cell office:value-type="float" office:value="0.237022">
            <text:p>0,237022</text:p>
          </table:table-cell>
          <table:table-cell office:value-type="float" office:value="3.73763">
            <text:p>3,73763</text:p>
          </table:table-cell>
        </table:table-row>
        <table:table-row table:style-name="ro1">
          <table:table-cell office:value-type="float" office:value="0.000606993">
            <text:p>0,000606993</text:p>
          </table:table-cell>
          <table:table-cell office:value-type="float" office:value="1.27907">
            <text:p>1,27907</text:p>
          </table:table-cell>
          <table:table-cell office:value-type="float" office:value="0.433071">
            <text:p>0,433071</text:p>
          </table:table-cell>
          <table:table-cell office:value-type="float" office:value="-0.00226611">
            <text:p>-0,00226611</text:p>
          </table:table-cell>
          <table:table-cell office:value-type="float" office:value="0.068736">
            <text:p>0,068736</text:p>
          </table:table-cell>
          <table:table-cell office:value-type="float" office:value="0.00319523">
            <text:p>0,00319523</text:p>
          </table:table-cell>
          <table:table-cell office:value-type="float" office:value="0.382812">
            <text:p>0,382812</text:p>
          </table:table-cell>
          <table:table-cell office:value-type="float" office:value="0.0189658">
            <text:p>0,0189658</text:p>
          </table:table-cell>
          <table:table-cell office:value-type="float" office:value="0.0149034">
            <text:p>0,0149034</text:p>
          </table:table-cell>
          <table:table-cell office:value-type="float" office:value="0.526685">
            <text:p>0,526685</text:p>
          </table:table-cell>
          <table:table-cell office:value-type="float" office:value="0.214803">
            <text:p>0,214803</text:p>
          </table:table-cell>
          <table:table-cell office:value-type="float" office:value="5.51121">
            <text:p>5,51121</text:p>
          </table:table-cell>
        </table:table-row>
        <table:table-row table:style-name="ro1">
          <table:table-cell office:value-type="float" office:value="0.000706599">
            <text:p>0,000706599</text:p>
          </table:table-cell>
          <table:table-cell office:value-type="float" office:value="2.55556">
            <text:p>2,55556</text:p>
          </table:table-cell>
          <table:table-cell office:value-type="float" office:value="0.362205">
            <text:p>0,362205</text:p>
          </table:table-cell>
          <table:table-cell office:value-type="float" office:value="0.0506577">
            <text:p>0,0506577</text:p>
          </table:table-cell>
          <table:table-cell office:value-type="float" office:value="1.22198">
            <text:p>1,22198</text:p>
          </table:table-cell>
          <table:table-cell office:value-type="float" office:value="0.00233165">
            <text:p>0,00233165</text:p>
          </table:table-cell>
          <table:table-cell office:value-type="float" office:value="0.25">
            <text:p>0,25</text:p>
          </table:table-cell>
          <table:table-cell office:value-type="float" office:value="0.01666">
            <text:p>0,01666</text:p>
          </table:table-cell>
          <table:table-cell office:value-type="float" office:value="0.0242984">
            <text:p>0,0242984</text:p>
          </table:table-cell>
          <table:table-cell office:value-type="float" office:value="0.92772">
            <text:p>0,92772</text:p>
          </table:table-cell>
          <table:table-cell office:value-type="float" office:value="0.257839">
            <text:p>0,257839</text:p>
          </table:table-cell>
          <table:table-cell office:value-type="float" office:value="2.59273">
            <text:p>2,59273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formula="of:=MIN([.A1:.A6])" office:value-type="float" office:value="0.000391368">
            <text:p>0,000391368</text:p>
          </table:table-cell>
          <table:table-cell table:formula="of:=MIN([.B1:.B6])" office:value-type="float" office:value="0.611111">
            <text:p>0,611111</text:p>
          </table:table-cell>
          <table:table-cell table:formula="of:=MIN([.C1:.C6])" office:value-type="float" office:value="0.283465">
            <text:p>0,283465</text:p>
          </table:table-cell>
          <table:table-cell table:formula="of:=MIN([.D1:.D6])" office:value-type="float" office:value="-0.116795">
            <text:p>-0,116795</text:p>
          </table:table-cell>
          <table:table-cell table:formula="of:=MIN([.E1:.E6])" office:value-type="float" office:value="0.068736">
            <text:p>0,068736</text:p>
          </table:table-cell>
          <table:table-cell table:formula="of:=MIN([.F1:.F6])" office:value-type="float" office:value="0.00226412">
            <text:p>0,00226412</text:p>
          </table:table-cell>
          <table:table-cell table:formula="of:=MIN([.G1:.G6])" office:value-type="float" office:value="0.226562">
            <text:p>0,226562</text:p>
          </table:table-cell>
          <table:table-cell table:formula="of:=MIN([.H1:.H6])" office:value-type="float" office:value="0.0163422">
            <text:p>0,0163422</text:p>
          </table:table-cell>
          <table:table-cell table:formula="of:=MIN([.I1:.I6])" office:value-type="float" office:value="0.0149034">
            <text:p>0,0149034</text:p>
          </table:table-cell>
          <table:table-cell table:formula="of:=MIN([.J1:.J6])" office:value-type="float" office:value="0.526685">
            <text:p>0,526685</text:p>
          </table:table-cell>
          <table:table-cell table:formula="of:=MIN([.K1:.K6])" office:value-type="float" office:value="0.214803">
            <text:p>0,214803</text:p>
          </table:table-cell>
          <table:table-cell table:formula="of:=MIN([.L1:.L6])" office:value-type="float" office:value="2.11016">
            <text:p>2,11016</text:p>
          </table:table-cell>
        </table:table-row>
        <table:table-row table:style-name="ro1">
          <table:table-cell table:formula="of:=MAX([.A1:.A6])" office:value-type="float" office:value="0.000706599">
            <text:p>0,000706599</text:p>
          </table:table-cell>
          <table:table-cell table:formula="of:=MAX([.B1:.B6])" office:value-type="float" office:value="2.55556">
            <text:p>2,55556</text:p>
          </table:table-cell>
          <table:table-cell table:formula="of:=MAX([.C1:.C6])" office:value-type="float" office:value="0.464567">
            <text:p>0,464567</text:p>
          </table:table-cell>
          <table:table-cell table:formula="of:=MAX([.D1:.D6])" office:value-type="float" office:value="0.0506577">
            <text:p>0,0506577</text:p>
          </table:table-cell>
          <table:table-cell table:formula="of:=MAX([.E1:.E6])" office:value-type="float" office:value="2.45067">
            <text:p>2,45067</text:p>
          </table:table-cell>
          <table:table-cell table:formula="of:=MAX([.F1:.F6])" office:value-type="float" office:value="0.00319523">
            <text:p>0,00319523</text:p>
          </table:table-cell>
          <table:table-cell table:formula="of:=MAX([.G1:.G6])" office:value-type="float" office:value="0.382812">
            <text:p>0,382812</text:p>
          </table:table-cell>
          <table:table-cell table:formula="of:=MAX([.H1:.H6])" office:value-type="float" office:value="0.0234631">
            <text:p>0,0234631</text:p>
          </table:table-cell>
          <table:table-cell table:formula="of:=MAX([.I1:.I6])" office:value-type="float" office:value="0.0251727">
            <text:p>0,0251727</text:p>
          </table:table-cell>
          <table:table-cell table:formula="of:=MAX([.J1:.J6])" office:value-type="float" office:value="0.988261">
            <text:p>0,988261</text:p>
          </table:table-cell>
          <table:table-cell table:formula="of:=MAX([.K1:.K6])" office:value-type="float" office:value="0.257839">
            <text:p>0,257839</text:p>
          </table:table-cell>
          <table:table-cell table:formula="of:=MAX([.L1:.L6])" office:value-type="float" office:value="5.51121">
            <text:p>5,511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5:28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5:28:00</dc:date>
    <dc:creator>tomko </dc:creator>
    <meta:document-statistic meta:table-count="1" meta:cell-count="72" meta:object-count="0"/>
    <meta:generator>LibreOffice/3.4$Unix LibreOffice_project/340m1$Build-602</meta:generator>
  </office:meta>
</office:document-meta>
</file>